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2.629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text-properties fo:font-size="20pt" style:font-size-asian="32pt" style:font-size-complex="32pt"/>
    </style:style>
    <style:style style:name="P2" style:family="paragraph">
      <loext:graphic-properties draw:fill-color="#ffffff"/>
    </style:style>
    <style:style style:name="T1" style:family="text">
      <style:text-properties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2.629cm" svg:x="1.4cm" svg:y="0.628cm" presentation:class="title">
          <draw:text-box>
            <text:p>Класс DungeonEscape</text:p>
          </draw:text-box>
        </draw:frame>
        <draw:frame presentation:style-name="pr2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Этот класс является основным и запускается при старте приложения. Он расширяет класс Game библиотеки Gdx. В нем нет визуального интерфейса, но в нем инициализируются все изображения и звуки, используемые в игре. После инициализации класс устанавлевает вызывает метод SetScreen класса Game и инициализирует, передавая ссылку на самого себя и сразу же устанавливает активным экраном новый обьект класса MainMenuScree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font-name-asian="NSimSun1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Указатель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9T16:38:52.126000000</meta:creation-date>
    <dc:date>2023-04-09T16:54:15.910000000</dc:date>
    <meta:editing-duration>PT15M23S</meta:editing-duration>
    <meta:editing-cycles>3</meta:editing-cycles>
    <meta:generator>LibreOffice/7.5.1.2$Windows_X86_64 LibreOffice_project/fcbaee479e84c6cd81291587d2ee68cba099e129</meta:generator>
    <meta:document-statistic meta:object-count="25"/>
  </office:meta>
</office:document-meta>
</file>